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8T04:06:58.86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1$Windows_X86_64 LibreOffice_project/3a6a10a8a824826630ea908dcaea93b45a6a0af1</meta:generator>
  </office:meta>
</office:document-meta>
</file>